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BodyProcessor.writing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BodyProcessor.isWritePo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BodyFlushProcessor.isFlush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ServerHttpResponse.getStatu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erBodyListener.clos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BodyProcessor.dataReceived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BodyFlushProcessor.flu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ferBodyListener.transfer( StreamSinkChannel destin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ndertowServerHttpResponse.getRawStatu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BodyProcessor.write( DataBuffer data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ponseBodyProcessor.discardData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ServerHttpResponse.createHeaders( HttpServer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ertowServerHttpResponse.applyStatu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BodyFlushProcessor.ResponseBodyFlush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Processor.writingFailed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erBodyListener.TransferBodyListener( FileChannel source , long position , long count , MonoSink &lt; Void &gt; 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dertowServerHttpResponse.appl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BodyFlushProcessor.isWritePossi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dertowServerHttpResponse.UndertowServerHttpResponse( HttpServerExchange exchange , DataBufferFactory bufferFactory , Undertow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BodyFlushProcessor.createWrite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ServerHttpResponse.createBodyPro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dertowServerHttpResponse.writeWith( Path file , long position , long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ndertowServerHttpResponse.getNative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ServerHttpResponse.applyCooki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ponseBodyProcessor.ResponseBodyProcessor( StreamSink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BodyProcessor.isDataEmpty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Processor.writeByteBuffer( ByteBuffer byte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dertowServerHttpResponse.createBodyFlush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